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7c" officeooo:paragraph-rsid="001c8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 word waaa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1:07:49.082139748</meta:creation-date>
    <dc:date>2020-11-22T21:08:13.171115522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4.4.2$Linux_X86_64 LibreOffice_project/40$Build-2</meta:generator>
  </office:meta>
</office:document-meta>
</file>